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iviLivrable" style:family="table">
      <style:table-properties style:width="9.425in" table:align="margins"/>
    </style:style>
    <style:style style:name="SuiviLivrable.A" style:family="table-column">
      <style:table-column-properties style:column-width="0.225in" style:rel-column-width="1564*"/>
    </style:style>
    <style:style style:name="SuiviLivrable.B" style:family="table-column">
      <style:table-column-properties style:column-width="4.0132in" style:rel-column-width="27905*"/>
    </style:style>
    <style:style style:name="SuiviLivrable.C" style:family="table-column">
      <style:table-column-properties style:column-width="1.4708in" style:rel-column-width="10227*"/>
    </style:style>
    <style:style style:name="SuiviLivrable.D" style:family="table-column">
      <style:table-column-properties style:column-width="1.491in" style:rel-column-width="10367*"/>
    </style:style>
    <style:style style:name="SuiviLivrable.E" style:family="table-column">
      <style:table-column-properties style:column-width="1.3986in" style:rel-column-width="9724*"/>
    </style:style>
    <style:style style:name="SuiviLivrable.F" style:family="table-column">
      <style:table-column-properties style:column-width="0.8264in" style:rel-column-width="5748*"/>
    </style:style>
    <style:style style:name="SuiviLivr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uiviLivrable.F1" style:family="table-cell">
      <style:table-cell-properties fo:padding="0.0382in" fo:border="0.0007in solid #000000"/>
    </style:style>
    <style:style style:name="SuiviLivr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SuiviLivrable.B2" style:family="table-cell">
      <style:table-cell-properties fo:padding="0.0382in" fo:border-left="0.0007in solid #000000" fo:border-right="none" fo:border-top="none" fo:border-bottom="0.0007in solid #000000"/>
    </style:style>
    <style:style style:name="SuiviLivrable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uiviLivrable.D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style:font-name="Calibri" fo:font-size="11pt" fo:language="de" fo:country="D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de" fo:country="DE" style:font-size-asian="11pt" style:font-size-complex="11pt"/>
    </style:style>
    <style:style style:name="P3" style:family="paragraph" style:parent-style-name="Table_20_Contents">
      <style:text-properties style:font-name="Calibri" fo:font-size="11pt" fo:language="fr" fo:country="FR" style:font-size-asian="11pt" style:font-size-complex="11pt"/>
    </style:style>
    <style:style style:name="P4" style:family="paragraph" style:parent-style-name="Standard">
      <style:text-properties style:font-name="Calibri" fo:font-size="11pt" fo:language="de" fo:country="DE" fo:font-weight="bold" style:font-size-asian="11pt" style:font-weight-asian="bold" style:font-size-complex="11pt"/>
    </style:style>
    <style:style style:name="P5" style:family="paragraph" style:parent-style-name="Standard">
      <style:text-properties style:font-name="Calibri" fo:font-size="11pt" fo:language="fr" fo:country="FR" style:font-size-asian="11pt" style:font-size-complex="11pt"/>
    </style:style>
    <style:style style:name="P6" style:family="paragraph" style:parent-style-name="Standard">
      <style:text-properties style:font-name="Calibri" fo:font-size="11pt" fo:language="fr" fo:country="FR" fo:font-weight="bold" style:font-size-asian="11pt" style:font-weight-asian="bold" style:font-size-complex="11pt"/>
    </style:style>
    <style:style style:name="P7" style:family="paragraph" style:parent-style-name="Standard">
      <style:text-properties style:font-name="Calibri" fo:language="fr" fo:country="FR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language="fr" fo:country="FR" fo:font-weight="bold" style:font-size-asian="14pt" style:font-weight-asian="bold" style:font-size-complex="14pt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language="fr" fo:country="FR" fo:font-weight="bold" style:font-weight-asian="bold"/>
    </style:style>
    <style:style style:name="P11" style:family="paragraph" style:parent-style-name="Standard">
      <style:text-properties fo:color="#000000" style:text-line-through-style="none" style:font-name="Calibri" fo:font-size="11pt" fo:language="fr" fo:country="FR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800000"/>
    </style:style>
    <style:style style:name="T6" style:family="text">
      <style:text-properties fo:color="#800000" fo:font-size="12pt" fo:language="de" fo:country="DE" style:font-size-asian="12pt" style:font-size-complex="12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FICHE DE SUIVI LIVRABLE</text:p>
      <text:p text:style-name="P7"/>
      <text:p text:style-name="P8"><text:span text:style-name="T1">L'EQUIPE : <text:s/></text:span><text:span text:style-name="T1">H4312</text:span><text:span text:style-name="T1"><text:tab/>CdP : </text:span><text:span text:style-name="T1">Monica GOLUMBEANU</text:span><text:span text:style-name="T1"><text:tab/><text:tab/>Membres de l’équipe: <text:s/></text:span><text:span text:style-name="T2">Soraya <text:s/>BELHADJ <text:s/>AISSA, </text:span><text:span text:style-name="T3">Jérôme DE POTTER, </text:span><text:span text:style-name="T3">Stefana GARTU,</text:span></text:p>
      <text:p text:style-name="P11"><text:tab/><text:tab/><text:tab/>RQ: Billy PITIOT<text:tab/><text:tab/><text:tab/><text:tab/><text:tab/> <text:s text:c="9"/>Henrique Gaspar NOGUIERA, Leandro MATTIOLI</text:p>
      <text:p text:style-name="P5"/>
      <text:p text:style-name="P6">NOM LIVRABLE: <text:span text:style-name="T6">Plan Assurance Qualité</text:span></text:p>
      <text:p text:style-name="P6"/>
      <text:p text:style-name="P6">DATE PREVUE DE REMISE: <text:span text:style-name="T6">12/01/2011</text:span></text:p>
      <text:p text:style-name="P6"/>
      <text:p text:style-name="P6">DATE REELLE DE REMISE: <text:span text:style-name="T6">11/01/2011</text:span></text:p>
      <text:p text:style-name="P6"/>
      <table:table table:name="SuiviLivrable" table:style-name="SuiviLivrable">
        <table:table-column table:style-name="SuiviLivrable.A"/>
        <table:table-column table:style-name="SuiviLivrable.B"/>
        <table:table-column table:style-name="SuiviLivrable.C"/>
        <table:table-column table:style-name="SuiviLivrable.D"/>
        <table:table-column table:style-name="SuiviLivrable.E"/>
        <table:table-column table:style-name="SuiviLivrable.F"/>
        <table:table-row>
          <table:table-cell table:style-name="SuiviLivrable.A1" office:value-type="string">
            <text:p text:style-name="P2">N<text:span text:style-name="T4">o</text:span></text:p>
          </table:table-cell>
          <table:table-cell table:style-name="SuiviLivrable.A1" office:value-type="string">
            <text:p text:style-name="P2">Tâche</text:p>
          </table:table-cell>
          <table:table-cell table:style-name="SuiviLivrable.A1" office:value-type="string">
            <text:p text:style-name="P2">Personne en charge</text:p>
          </table:table-cell>
          <table:table-cell table:style-name="SuiviLivrable.A1" office:value-type="string">
            <text:p text:style-name="P2">Date début réalisation</text:p>
          </table:table-cell>
          <table:table-cell table:style-name="SuiviLivrable.A1" office:value-type="string">
            <text:p text:style-name="P2">Date fin réalisation</text:p>
          </table:table-cell>
          <table:table-cell table:style-name="SuiviLivrable.F1" office:value-type="string">
            <text:p text:style-name="P2">Réalisé</text:p>
          </table:table-cell>
        </table:table-row>
        <table:table-row>
          <table:table-cell table:style-name="SuiviLivrable.A2" office:value-type="float" office:value="1">
            <text:p text:style-name="P2">1</text:p>
          </table:table-cell>
          <table:table-cell table:style-name="SuiviLivrable.B2" office:value-type="string">
            <text:p text:style-name="P3">Réalisation plan détaillé</text:p>
          </table:table-cell>
          <table:table-cell table:style-name="SuiviLivrable.B2" office:value-type="string">
            <text:p text:style-name="P1">Billy, Stefana</text:p>
          </table:table-cell>
          <table:table-cell table:style-name="SuiviLivrable.B2" office:value-type="string">
            <text:p text:style-name="P1">17/12/10</text:p>
          </table:table-cell>
          <table:table-cell table:style-name="SuiviLivrable.B2" office:value-type="string">
            <text:p text:style-name="P1">17/12/10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2">
            <text:p text:style-name="P2">2</text:p>
          </table:table-cell>
          <table:table-cell table:style-name="SuiviLivrable.B2" office:value-type="string">
            <text:p text:style-name="P1">Chapitres Introduction, Gestion de la documentation</text:p>
          </table:table-cell>
          <table:table-cell table:style-name="SuiviLivrable.B2" office:value-type="string">
            <text:p text:style-name="P1">Stefana</text:p>
          </table:table-cell>
          <table:table-cell table:style-name="SuiviLivrable.D3" office:value-type="date" office:date-value="2011-05-01">
            <text:p text:style-name="P1">05/01/11</text:p>
          </table:table-cell>
          <table:table-cell table:style-name="SuiviLivrable.D3" office:value-type="date" office:date-value="2011-08-01">
            <text:p text:style-name="P1">08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3">
            <text:p text:style-name="P2">3</text:p>
          </table:table-cell>
          <table:table-cell table:style-name="SuiviLivrable.B2" office:value-type="string">
            <text:p text:style-name="P1">Chapitres Cycle de vie, Gestion sous-traitance, Préparation livraison, Suivi Application, Conclusion</text:p>
          </table:table-cell>
          <table:table-cell table:style-name="SuiviLivrable.B2" office:value-type="string">
            <text:p text:style-name="P1">Billy</text:p>
          </table:table-cell>
          <table:table-cell table:style-name="SuiviLivrable.D3" office:value-type="date" office:date-value="2011-05-01">
            <text:p text:style-name="P1">05/01/11</text:p>
          </table:table-cell>
          <table:table-cell table:style-name="SuiviLivrable.D3" office:value-type="date" office:date-value="2011-08-01">
            <text:p text:style-name="P1">08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4">
            <text:p text:style-name="P2">4</text:p>
          </table:table-cell>
          <table:table-cell table:style-name="SuiviLivrable.B2" office:value-type="string">
            <text:p text:style-name="P1">Vérification qualité</text:p>
          </table:table-cell>
          <table:table-cell table:style-name="SuiviLivrable.B2" office:value-type="string">
            <text:p text:style-name="P1">Billy</text:p>
          </table:table-cell>
          <table:table-cell table:style-name="SuiviLivrable.D3" office:value-type="date" office:date-value="2011-11-01">
            <text:p text:style-name="P1">11/01/11</text:p>
          </table:table-cell>
          <table:table-cell table:style-name="SuiviLivrable.D3" office:value-type="date" office:date-value="2011-11-01">
            <text:p text:style-name="P1">11/01/11</text:p>
          </table:table-cell>
          <table:table-cell table:style-name="SuiviLivrable.F2" office:value-type="string">
            <text:p text:style-name="P1">OUI</text:p>
          </table:table-cell>
        </table:table-row>
        <table:table-row>
          <table:table-cell table:style-name="SuiviLivrable.A2" office:value-type="float" office:value="5">
            <text:p text:style-name="P2">5</text:p>
          </table:table-cell>
          <table:table-cell table:style-name="SuiviLivrable.B2" office:value-type="string">
            <text:p text:style-name="P1">Validation</text:p>
          </table:table-cell>
          <table:table-cell table:style-name="SuiviLivrable.B2" office:value-type="string">
            <text:p text:style-name="P1">Monica</text:p>
          </table:table-cell>
          <table:table-cell table:style-name="SuiviLivrable.D3" office:value-type="date" office:date-value="2011-11-01">
            <text:p text:style-name="P1">11/01/11</text:p>
          </table:table-cell>
          <table:table-cell table:style-name="SuiviLivrable.D3" office:value-type="date" office:date-value="2011-11-01">
            <text:p text:style-name="P1">11/01/11</text:p>
          </table:table-cell>
          <table:table-cell table:style-name="SuiviLivrable.F2" office:value-type="string">
            <text:p text:style-name="P1">OUI</text:p>
          </table:table-cell>
        </table:table-row>
      </table:table>
      <text:p text:style-name="P6"/>
      <text:p text:style-name="P4">COMMENTAIRES: <text:span text:style-name="T5">LIVRABLE FINI, VALIDÉ ET REND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1-01-05T22:28:08.32</meta:creation-date>
    <dc:date>2011-01-19T11:42:42.04</dc:date>
    <dc:creator>M </dc:creator>
    <meta:editing-duration>PT00H16M56S</meta:editing-duration>
    <meta:editing-cycles>6</meta:editing-cycles>
    <meta:generator>OpenOffice.org/3.2$Win32 OpenOffice.org_project/320m18$Build-9502</meta:generator>
    <meta:document-statistic meta:table-count="1" meta:image-count="0" meta:object-count="0" meta:page-count="1" meta:paragraph-count="43" meta:word-count="112" meta:character-count="783"/>
  </office:meta>
</office:document-meta>
</file>